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28486e" officeooo:paragraph-rsid="0028486e"/>
    </style:style>
    <style:style style:name="P2" style:family="paragraph" style:parent-style-name="Standard">
      <style:paragraph-properties fo:text-align="center" style:justify-single-word="false"/>
      <style:text-properties style:font-name="Segoe UI Semibold" fo:language="cs" fo:country="CZ" officeooo:rsid="00275efb" officeooo:paragraph-rsid="0008446d"/>
    </style:style>
    <style:style style:name="P3" style:family="paragraph" style:parent-style-name="Standard">
      <style:text-properties style:font-name="Segoe UI Semibold" fo:language="cs" fo:country="CZ" officeooo:rsid="00275efb" officeooo:paragraph-rsid="0008446d"/>
    </style:style>
    <style:style style:name="P4" style:family="paragraph" style:parent-style-name="Standard">
      <style:text-properties style:font-name="Segoe UI Semibold" fo:language="cs" fo:country="CZ" officeooo:rsid="0028486e" officeooo:paragraph-rsid="0028486e"/>
    </style:style>
    <style:style style:name="P5" style:family="paragraph" style:parent-style-name="Standard">
      <style:paragraph-properties fo:text-align="center" style:justify-single-word="false"/>
      <style:text-properties style:font-name="Segoe UI Semibold" fo:language="cs" fo:country="CZ" officeooo:rsid="0028486e" officeooo:paragraph-rsid="0028486e"/>
    </style:style>
    <style:style style:name="P6" style:family="paragraph" style:parent-style-name="Standard">
      <style:paragraph-properties fo:text-align="center" style:justify-single-word="false"/>
      <style:text-properties style:font-name="Segoe UI Semibold" fo:language="cs" fo:country="CZ" officeooo:rsid="0028486e" officeooo:paragraph-rsid="0028486e" fo:background-color="#f5cd57"/>
    </style:style>
    <style:style style:name="P7" style:family="paragraph" style:parent-style-name="Standard">
      <style:text-properties style:font-name="Segoe UI Semibold" fo:language="cs" fo:country="CZ" officeooo:rsid="002ac57c" officeooo:paragraph-rsid="002ac57c"/>
    </style:style>
    <style:style style:name="P8" style:family="paragraph" style:parent-style-name="Standard">
      <style:paragraph-properties fo:text-align="center" style:justify-single-word="false"/>
      <style:text-properties style:font-name="Segoe UI Semibold" style:text-underline-style="solid" style:text-underline-width="auto" style:text-underline-color="font-color" fo:font-weight="bold" officeooo:paragraph-rsid="0008446d" fo:background-color="#f5cd57" style:font-weight-asian="bold" style:font-weight-complex="bold"/>
    </style:style>
    <style:style style:name="P9" style:family="paragraph" style:parent-style-name="Standard">
      <style:text-properties style:font-name="Segoe UI Semibold" fo:language="en" fo:country="US" officeooo:rsid="00295d92" officeooo:paragraph-rsid="00295d92"/>
    </style:style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fo:language="cs" fo:country="CZ" officeooo:rsid="0028486e"/>
    </style:style>
    <style:style style:name="T4" style:family="text">
      <style:text-properties fo:language="cs" fo:country="CZ" officeooo:rsid="002ac57c"/>
    </style:style>
    <style:style style:name="T5" style:family="text">
      <style:text-properties style:font-name="Segoe UI Semibold" fo:language="en" fo:country="US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3"><text:s text:c="2"/>BoomBoom game design document <text:s/></text:span></text:p>
      <text:p text:style-name="P2"/>
      <text:p text:style-name="P4"><text:span text:style-name="T6">Obsah:</text:span> <text:span text:style-name="T1">1)Koncept<text:tab/><text:tab/>3)Pribeh<text:tab/>5)Zvuk<text:tab/></text:span></text:p>
      <text:p text:style-name="P4"><text:span text:style-name="T1"><text:tab/></text:span></text:p>
      <text:p text:style-name="P1"><text:span text:style-name="T5"><text:tab/></text:span><text:a xlink:type="simple" xlink:href="http://google.com/" text:style-name="Internet_20_link" text:visited-style-name="Visited_20_Internet_20_Link">2)Mechaniky</text:a><text:span text:style-name="T5"> <text:s/><text:tab/><text:tab/>4)UI<text:tab/><text:tab/>6)Art<text:tab/></text:span></text:p>
      <text:p text:style-name="P3"/>
      <text:p text:style-name="P3"/>
      <text:p text:style-name="P3"/>
      <text:p text:style-name="P3"/>
      <text:p text:style-name="P3"/>
      <text:p text:style-name="P6">Koncept hry</text:p>
      <text:p text:style-name="P5"/>
      <text:p text:style-name="P4"/>
      <text:p text:style-name="P9">Hra BoomBoom bude 2D plo<text:span text:style-name="T2">šinovka rozdělená do několika levelů. Hráč bude ovládat postavu s dvouhlavnovou borkovnici, a charakter se bude moct pohybovat pouze vystrelem z teto brokovnice. </text:span><text:span text:style-name="T4">Hra bude určená pro PC, dělaná v herním enginu unity.</text:span></text:p>
      <text:p text:style-name="P9"><text:span text:style-name="T4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Herní <text:span text:style-name="T1">mechaniky</text:span></text:p>
      <text:p text:style-name="P7">Hra bude ovládaná pouze myší, at uz pro vystrely z brokovnice po klikani na tlacitka.</text:p>
      <text:p text:style-name="P7">Postava se bude moct pohybovat pouze vystrely z brokovnice</text:p>
      <text:p text:style-name="P4"><text:span text:style-name="T1"/></text:p>
      <text:p text:style-name="P4"><text:span text:style-name="T1"/></text:p>
      <text:p text:style-name="P6"><text:span text:style-name="T1">P</text:span>říběh</text:p>
      <text:p text:style-name="P4"/>
      <text:p text:style-name="P4"/>
      <text:p text:style-name="P4"/>
      <text:p text:style-name="P4"/>
      <text:p text:style-name="P6">UI</text:p>
      <text:p text:style-name="P4"/>
      <text:p text:style-name="P4"/>
      <text:p text:style-name="P4"/>
      <text:p text:style-name="P6">Zvuk</text:p>
      <text:p text:style-name="P4"/>
      <text:p text:style-name="P4"/>
      <text:p text:style-name="P4"/>
      <text:p text:style-name="P5">Art</text:p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06T12:25:43.518000000</meta:creation-date>
    <dc:date>2023-01-31T12:39:00.399000000</dc:date>
    <meta:editing-duration>PT1H53M9S</meta:editing-duration>
    <meta:editing-cycles>15</meta:editing-cycles>
    <meta:generator>LibreOffice/6.3.6.2$Windows_X86_64 LibreOffice_project/2196df99b074d8a661f4036fca8fa0cbfa33a497</meta:generator>
    <meta:document-statistic meta:table-count="0" meta:image-count="0" meta:object-count="0" meta:page-count="2" meta:paragraph-count="13" meta:word-count="80" meta:character-count="519" meta:non-whitespace-character-count="438"/>
  </office:meta>
</office:document-meta>
</file>